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style:font-size-asian="24pt" style:font-weight-asian="bold" style:font-size-complex="2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terations</text:p>
      <text:p text:style-name="P1"/>
      <text:p text:style-name="P1">*Iteration 1</text:p>
      <text:p text:style-name="P1"><text:tab/><text:tab/>-Create user interface</text:p>
      <text:p text:style-name="P1"><text:tab/><text:tab/>-Add user login</text:p>
      <text:p text:style-name="P1"><text:tab/><text:tab/>-Connect to database</text:p>
      <text:p text:style-name="P1">*Iteration 2</text:p>
      <text:p text:style-name="P1"><text:tab/><text:tab/>-Display all the available shows</text:p>
      <text:p text:style-name="P1"><text:tab/><text:tab/>-Add,update,delete show</text:p>
      <text:p text:style-name="P1">*Iteration 3</text:p>
      <text:p text:style-name="P1"><text:tab/><text:tab/>-Make a new reservation</text:p>
      <text:p text:style-name="P1"><text:tab/><text:tab/>-Make the changes propagate concurrently to the use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M18S</meta:editing-duration>
    <meta:editing-cycles>3</meta:editing-cycles>
    <meta:generator>OpenOffice/4.0.1$Win32 OpenOffice.org_project/401m5$Build-9714</meta:generator>
    <dc:date>2014-04-16T20:03:31.92</dc:date>
    <meta:document-statistic meta:table-count="0" meta:image-count="0" meta:object-count="0" meta:page-count="1" meta:paragraph-count="11" meta:word-count="35" meta:character-count="248"/>
    <dc:creator>Curta Cristian</dc:creator>
    <meta:user-defined meta:name="Info 1"/>
    <meta:user-defined meta:name="Info 2"/>
    <meta:user-defined meta:name="Info 3"/>
    <meta:user-defined meta:name="Info 4"/>
  </office:meta>
</office:document-meta>
</file>